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3.2055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11" style:family="table-cell" style:parent-style-name="Default">
      <style:table-cell-properties fo:background-color="#ffffff"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2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5" table:default-cell-style-name="ce1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OP-CODE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P 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1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1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1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1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1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1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94" calcext:value-type="float">
            <text:p>94</text:p>
          </table:table-cell>
          <table:table-cell table:formula="of:=COUNTBLANK([.C$9:.C$382])" office:value-type="float" office:value="98" calcext:value-type="float">
            <text:p>9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128" calcext:value-type="float">
            <text:p>12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276" calcext:value-type="float">
            <text:p>276</text:p>
          </table:table-cell>
          <table:table-cell table:formula="of:=COUNTIF([.C$9:.C$382];&quot;DONE&quot;)" office:value-type="float" office:value="148" calcext:value-type="float">
            <text:p>14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40" office:value-type="string" calcext:value-type="string">
            <text:p>OP-CODE</text:p>
          </table:table-cell>
          <table:table-cell table:style-name="ce40" office:value-type="string" calcext:value-type="string">
            <text:p>Augment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office:value-type="string" calcext:value-type="string">
            <text:p>junk</text:p>
          </table:table-cell>
          <table:table-cell table:style-name="ce8" office:value-type="string" calcext:value-type="string">
            <text:p>desc</text:p>
          </table:table-cell>
          <table:table-cell table:style-name="ce8"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T</text:p>
          </table:table-cell>
          <table:table-cell table:style-name="ce1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11"/>
          <table:table-cell/>
          <table:table-cell table:style-name="ce11" table:number-columns-repeated="5"/>
          <table:table-cell table:style-name="ce1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MI</text:p>
          </table:table-cell>
          <table:table-cell table:style-name="ce1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VMO</text:p>
          </table:table-cell>
          <table:table-cell table:style-name="ce1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IOM</text:p>
          </table:table-cell>
          <table:table-cell table:style-name="ce11" office:value-type="string" calcext:value-type="string">
            <text:p>Select Another Program's IM <text:s text:c="7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6" calcext:value-type="float">
            <text:p>1.6</text:p>
          </table:table-cell>
          <table:table-cell/>
          <table:table-cell table:style-name="ce11"/>
          <table:table-cell table:style-name="ce1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       " calcext:value-type="string">
            <text:p>SIOM <text:s/>-- <text:s/>Select Another Program's IM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OM</text:p>
          </table:table-cell>
          <table:table-cell table:style-name="ce1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ZOM</text:p>
          </table:table-cell>
          <table:table-cell table:style-name="ce1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CRB</text:p>
          </table:table-cell>
          <table:table-cell table:style-name="ce1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6.2" calcext:value-type="float">
            <text:p>6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XVMO</text:p>
          </table:table-cell>
          <table:table-cell table:style-name="ce1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1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IMP</text:p>
          </table:table-cell>
          <table:table-cell table:style-name="ce1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1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OMP</text:p>
          </table:table-cell>
          <table:table-cell table:style-name="ce1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IMP</text:p>
          </table:table-cell>
          <table:table-cell table:style-name="ce1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OMP</text:p>
          </table:table-cell>
          <table:table-cell table:style-name="ce1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MP</text:p>
          </table:table-cell>
          <table:table-cell table:style-name="ce1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MA</text:p>
          </table:table-cell>
          <table:table-cell table:style-name="ce1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XR</text:p>
          </table:table-cell>
          <table:table-cell table:style-name="ce1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11"/>
          <table:table-cell table:style-name="ce11" office:value-type="string" calcext:value-type="string">
            <text:p>.2•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MPS</text:p>
          </table:table-cell>
          <table:table-cell table:style-name="ce1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RMWS</text:p>
          </table:table-cell>
          <table:table-cell table:style-name="ce1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WMS</text:p>
          </table:table-cell>
          <table:table-cell table:style-name="ce1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MPI</text:p>
          </table:table-cell>
          <table:table-cell table:style-name="ce1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MRB</text:p>
          </table:table-cell>
          <table:table-cell table:style-name="ce1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11"/>
          <table:table-cell table:style-name="ce11" office:value-type="float" office:value="4.5" calcext:value-type="float">
            <text:p>4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RBM</text:p>
          </table:table-cell>
          <table:table-cell table:style-name="ce1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11"/>
          <table:table-cell table:style-name="ce11" office:value-type="float" office:value="8.3" calcext:value-type="float">
            <text:p>8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R</text:p>
          </table:table-cell>
          <table:table-cell table:style-name="ce1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L</text:p>
          </table:table-cell>
          <table:table-cell table:style-name="ce1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BR</text:p>
          </table:table-cell>
          <table:table-cell table:style-name="ce1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UR</text:p>
          </table:table-cell>
          <table:table-cell table:style-name="ce1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LR</text:p>
          </table:table-cell>
          <table:table-cell table:style-name="ce1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</text:p>
          </table:table-cell>
          <table:table-cell table:style-name="ce1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O</text:p>
          </table:table-cell>
          <table:table-cell table:style-name="ce1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S</text:p>
          </table:table-cell>
          <table:table-cell table:style-name="ce1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R</text:p>
          </table:table-cell>
          <table:table-cell table:style-name="ce1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CC</text:p>
          </table:table-cell>
          <table:table-cell table:style-name="ce1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A</text:p>
          </table:table-cell>
          <table:table-cell table:style-name="ce1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E</text:p>
          </table:table-cell>
          <table:table-cell table:style-name="ce1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R</text:p>
          </table:table-cell>
          <table:table-cell table:style-name="ce1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V</text:p>
          </table:table-cell>
          <table:table-cell table:style-name="ce1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E</text:p>
          </table:table-cell>
          <table:table-cell table:style-name="ce1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EV</text:p>
          </table:table-cell>
          <table:table-cell table:style-name="ce1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ES</text:p>
          </table:table-cell>
          <table:table-cell table:style-name="ce1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ES</text:p>
          </table:table-cell>
          <table:table-cell table:style-name="ce1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11"/>
          <table:table-cell table:style-name="ce11" office:value-type="float" office:value="9.2" calcext:value-type="float">
            <text:p>9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RDIR</text:p>
          </table:table-cell>
          <table:table-cell table:style-name="ce1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WIR</text:p>
          </table:table-cell>
          <table:table-cell table:style-name="ce1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I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RS</text:p>
          </table:table-cell>
          <table:table-cell table:style-name="ce1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R</text:p>
          </table:table-cell>
          <table:table-cell table:style-name="ce1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R</text:p>
          </table:table-cell>
          <table:table-cell table:style-name="ce1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11" office:value-type="float" office:value="5" calcext:value-type="float">
            <text:p>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EX</text:p>
          </table:table-cell>
          <table:table-cell table:style-name="ce1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7</text:p>
          </table:table-cell>
          <table:table-cell/>
          <table:table-cell table:formula="of:=[.D55]&amp;&quot;  --  &quot;&amp;[.E55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AR</text:p>
          </table:table-cell>
          <table:table-cell table:style-name="ce1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11" office:value-type="float" office:value="7.3" calcext:value-type="float">
            <text:p>7.3</text:p>
          </table:table-cell>
          <table:table-cell table:number-columns-repeated="5"/>
          <table:table-cell table:style-name="ce11" office:value-type="string" calcext:value-type="string">
            <text:p>9-151</text:p>
          </table:table-cell>
          <table:table-cell/>
          <table:table-cell table:formula="of:=[.D56]&amp;&quot;  --  &quot;&amp;[.E56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IR</text:p>
          </table:table-cell>
          <table:table-cell table:style-name="ce1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11"/>
          <table:table-cell table:style-name="ce11" office:value-type="float" office:value="7.5" calcext:value-type="float">
            <text:p>7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A</text:p>
          </table:table-cell>
          <table:table-cell table:style-name="ce1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58]&amp;&quot;  --  &quot;&amp;[.E58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E</text:p>
          </table:table-cell>
          <table:table-cell table:style-name="ce1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lR</text:p>
          </table:table-cell>
          <table:table-cell table:style-name="ce1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A</text:p>
          </table:table-cell>
          <table:table-cell table:style-name="ce1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1]&amp;&quot;  --  &quot;&amp;[.E61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E</text:p>
          </table:table-cell>
          <table:table-cell table:style-name="ce1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R</text:p>
          </table:table-cell>
          <table:table-cell table:style-name="ce1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D</text:p>
          </table:table-cell>
          <table:table-cell table:style-name="ce1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4]&amp;&quot;  --  &quot;&amp;[.E64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Q</text:p>
          </table:table-cell>
          <table:table-cell table:style-name="ce1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S</text:p>
          </table:table-cell>
          <table:table-cell table:style-name="ce1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66]&amp;&quot;  --  &quot;&amp;[.E66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D</text:p>
          </table:table-cell>
          <table:table-cell table:style-name="ce1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string" calcext:value-type="string">
            <text:p>&lt;8)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 office:value-type="string" calcext:value-type="string">
            <text:p>9-86</text:p>
          </table:table-cell>
          <table:table-cell/>
          <table:table-cell table:formula="of:=[.D67]&amp;&quot;  --  &quot;&amp;[.E67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Q</text:p>
          </table:table-cell>
          <table:table-cell table:style-name="ce1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S</text:p>
          </table:table-cell>
          <table:table-cell table:style-name="ce1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69]&amp;&quot;  --  &quot;&amp;[.E69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D</text:p>
          </table:table-cell>
          <table:table-cell table:style-name="ce1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0]&amp;&quot;  --  &quot;&amp;[.E70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Q</text:p>
          </table:table-cell>
          <table:table-cell table:style-name="ce1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S</text:p>
          </table:table-cell>
          <table:table-cell table:style-name="ce1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string" calcext:value-type="string">
            <text:p>l.O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72]&amp;&quot;  --  &quot;&amp;[.E72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D</text:p>
          </table:table-cell>
          <table:table-cell table:style-name="ce1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3]&amp;&quot;  --  &quot;&amp;[.E73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Q</text:p>
          </table:table-cell>
          <table:table-cell table:style-name="ce1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S</text:p>
          </table:table-cell>
          <table:table-cell table:style-name="ce1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5]&amp;&quot;  --  &quot;&amp;[.E75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IF</text:p>
          </table:table-cell>
          <table:table-cell table:style-name="ce1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76]&amp;&quot;  --  &quot;&amp;[.E76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</text:p>
          </table:table-cell>
          <table:table-cell table:style-name="ce1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77]&amp;&quot;  --  &quot;&amp;[.E77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</text:p>
          </table:table-cell>
          <table:table-cell table:style-name="ce1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78]&amp;&quot;  --  &quot;&amp;[.E78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</text:p>
          </table:table-cell>
          <table:table-cell table:style-name="ce1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79]&amp;&quot;  --  &quot;&amp;[.E79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</text:p>
          </table:table-cell>
          <table:table-cell table:style-name="ce1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3" calcext:value-type="float">
            <text:p>6.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80]&amp;&quot;  --  &quot;&amp;[.E80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</text:p>
          </table:table-cell>
          <table:table-cell table:style-name="ce1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 table:style-name="ce13"/>
          <table:table-cell table:formula="of:=[.D81]&amp;&quot;  --  &quot;&amp;[.E81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1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FDI</text:p>
          </table:table-cell>
          <table:table-cell table:style-name="ce1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2]&amp;&quot;  --  &quot;&amp;[.E82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D</text:p>
          </table:table-cell>
          <table:table-cell table:style-name="ce1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83]&amp;&quot;  --  &quot;&amp;[.E83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Q</text:p>
          </table:table-cell>
          <table:table-cell table:style-name="ce1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84]&amp;&quot;  --  &quot;&amp;[.E84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F</text:p>
          </table:table-cell>
          <table:table-cell table:style-name="ce1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5]&amp;&quot;  --  &quot;&amp;[.E85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D</text:p>
          </table:table-cell>
          <table:table-cell table:style-name="ce1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86]&amp;&quot;  --  &quot;&amp;[.E86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Q</text:p>
          </table:table-cell>
          <table:table-cell table:style-name="ce1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87]&amp;&quot;  --  &quot;&amp;[.E87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FI</text:p>
          </table:table-cell>
          <table:table-cell table:style-name="ce1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8]&amp;&quot;  --  &quot;&amp;[.E88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D</text:p>
          </table:table-cell>
          <table:table-cell table:style-name="ce1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89]&amp;&quot;  --  &quot;&amp;[.E89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Q</text:p>
          </table:table-cell>
          <table:table-cell table:style-name="ce1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90]&amp;&quot;  --  &quot;&amp;[.E90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I</text:p>
          </table:table-cell>
          <table:table-cell table:style-name="ce1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4</text:p>
          </table:table-cell>
          <table:table-cell/>
          <table:table-cell table:formula="of:=[.D91]&amp;&quot;  --  &quot;&amp;[.E91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D</text:p>
          </table:table-cell>
          <table:table-cell table:style-name="ce1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9.5" calcext:value-type="float">
            <text:p>9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/>
          <table:table-cell table:formula="of:=[.D92]&amp;&quot;  --  &quot;&amp;[.E92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Q</text:p>
          </table:table-cell>
          <table:table-cell table:style-name="ce1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12.9" calcext:value-type="float">
            <text:p>12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93]&amp;&quot;  --  &quot;&amp;[.E93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</text:p>
          </table:table-cell>
          <table:table-cell table:style-name="ce1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94]&amp;&quot;  --  &quot;&amp;[.E94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</text:p>
          </table:table-cell>
          <table:table-cell table:style-name="ce1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95]&amp;&quot;  --  &quot;&amp;[.E95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</text:p>
          </table:table-cell>
          <table:table-cell table:style-name="ce1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96]&amp;&quot;  --  &quot;&amp;[.E96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</text:p>
          </table:table-cell>
          <table:table-cell table:style-name="ce1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97]&amp;&quot;  --  &quot;&amp;[.E97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</text:p>
          </table:table-cell>
          <table:table-cell table:style-name="ce1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5</text:p>
          </table:table-cell>
          <table:table-cell/>
          <table:table-cell table:formula="of:=[.D98]&amp;&quot;  --  &quot;&amp;[.E98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</text:p>
          </table:table-cell>
          <table:table-cell table:style-name="ce1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99]&amp;&quot;  --  &quot;&amp;[.E99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</text:p>
          </table:table-cell>
          <table:table-cell table:style-name="ce1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11"/>
          <table:table-cell table:style-name="ce11" office:value-type="float" office:value="7.4" calcext:value-type="float">
            <text:p>7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100]&amp;&quot;  --  &quot;&amp;[.E100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D</text:p>
          </table:table-cell>
          <table:table-cell table:style-name="ce1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1]&amp;&quot;  --  &quot;&amp;[.E101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Q</text:p>
          </table:table-cell>
          <table:table-cell table:style-name="ce1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7</text:p>
          </table:table-cell>
          <table:table-cell/>
          <table:table-cell table:formula="of:=[.D102]&amp;&quot;  --  &quot;&amp;[.E102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D</text:p>
          </table:table-cell>
          <table:table-cell table:style-name="ce1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103]&amp;&quot;  --  &quot;&amp;[.E103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Q</text:p>
          </table:table-cell>
          <table:table-cell table:style-name="ce1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4]&amp;&quot;  --  &quot;&amp;[.E104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D</text:p>
          </table:table-cell>
          <table:table-cell table:style-name="ce1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5]&amp;&quot;  --  &quot;&amp;[.E105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Q</text:p>
          </table:table-cell>
          <table:table-cell table:style-name="ce1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2</text:p>
          </table:table-cell>
          <table:table-cell/>
          <table:table-cell table:formula="of:=[.D106]&amp;&quot;  --  &quot;&amp;[.E106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D</text:p>
          </table:table-cell>
          <table:table-cell table:style-name="ce1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107]&amp;&quot;  --  &quot;&amp;[.E107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Q</text:p>
          </table:table-cell>
          <table:table-cell table:style-name="ce1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8]&amp;&quot;  --  &quot;&amp;[.E108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D</text:p>
          </table:table-cell>
          <table:table-cell table:style-name="ce1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09]&amp;&quot;  --  &quot;&amp;[.E109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Q</text:p>
          </table:table-cell>
          <table:table-cell table:style-name="ce1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2" calcext:value-type="float">
            <text:p>3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10]&amp;&quot;  --  &quot;&amp;[.E110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D</text:p>
          </table:table-cell>
          <table:table-cell table:style-name="ce1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7" calcext:value-type="float">
            <text:p>3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5</text:p>
          </table:table-cell>
          <table:table-cell/>
          <table:table-cell table:formula="of:=[.D111]&amp;&quot;  --  &quot;&amp;[.E111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Q</text:p>
          </table:table-cell>
          <table:table-cell table:style-name="ce1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4.3" calcext:value-type="float">
            <text:p>4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2]&amp;&quot;  --  &quot;&amp;[.E112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D</text:p>
          </table:table-cell>
          <table:table-cell table:style-name="ce1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3]&amp;&quot;  --  &quot;&amp;[.E113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Q</text:p>
          </table:table-cell>
          <table:table-cell table:style-name="ce1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3.1" calcext:value-type="float">
            <text:p>13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2</text:p>
          </table:table-cell>
          <table:table-cell/>
          <table:table-cell table:formula="of:=[.D114]&amp;&quot;  --  &quot;&amp;[.E114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D</text:p>
          </table:table-cell>
          <table:table-cell table:style-name="ce1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1" calcext:value-type="float">
            <text:p>1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115]&amp;&quot;  --  &quot;&amp;[.E115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Q</text:p>
          </table:table-cell>
          <table:table-cell table:style-name="ce1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4.4" calcext:value-type="float">
            <text:p>14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6]&amp;&quot;  --  &quot;&amp;[.E116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A</text:p>
          </table:table-cell>
          <table:table-cell table:style-name="ce1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 table:number-columns-repeated="2"/>
          <table:table-cell table:style-name="ce11" office:value-type="string" calcext:value-type="string">
            <text:p>9-158</text:p>
          </table:table-cell>
          <table:table-cell/>
          <table:table-cell table:formula="of:=[.D117]&amp;&quot;  --  &quot;&amp;[.E117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B</text:p>
          </table:table-cell>
          <table:table-cell table:style-name="ce1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C</text:p>
          </table:table-cell>
          <table:table-cell table:style-name="ce1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D</text:p>
          </table:table-cell>
          <table:table-cell table:style-name="ce1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A</text:p>
          </table:table-cell>
          <table:table-cell table:style-name="ce1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1]&amp;&quot;  --  &quot;&amp;[.E121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B</text:p>
          </table:table-cell>
          <table:table-cell table:style-name="ce1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C</text:p>
          </table:table-cell>
          <table:table-cell table:style-name="ce1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D</text:p>
          </table:table-cell>
          <table:table-cell table:style-name="ce1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A</text:p>
          </table:table-cell>
          <table:table-cell table:style-name="ce1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5]&amp;&quot;  --  &quot;&amp;[.E125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Z</text:p>
          </table:table-cell>
          <table:table-cell table:style-name="ce1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54</text:p>
          </table:table-cell>
          <table:table-cell/>
          <table:table-cell table:formula="of:=[.D126]&amp;&quot;  --  &quot;&amp;[.E126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B</text:p>
          </table:table-cell>
          <table:table-cell table:style-name="ce1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7]&amp;&quot;  --  &quot;&amp;[.E127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C</text:p>
          </table:table-cell>
          <table:table-cell table:style-name="ce1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D</text:p>
          </table:table-cell>
          <table:table-cell table:style-name="ce1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A</text:p>
          </table:table-cell>
          <table:table-cell table:style-name="ce1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0]&amp;&quot;  --  &quot;&amp;[.E130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B</text:p>
          </table:table-cell>
          <table:table-cell table:style-name="ce1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C</text:p>
          </table:table-cell>
          <table:table-cell table:style-name="ce1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D</text:p>
          </table:table-cell>
          <table:table-cell table:style-name="ce1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</text:p>
          </table:table-cell>
          <table:table-cell table:style-name="ce1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11" table:number-columns-repeated="2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34]&amp;&quot;  --  &quot;&amp;[.E134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</text:p>
          </table:table-cell>
          <table:table-cell table:style-name="ce1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6</text:p>
          </table:table-cell>
          <table:table-cell/>
          <table:table-cell table:formula="of:=[.D135]&amp;&quot;  --  &quot;&amp;[.E135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</text:p>
          </table:table-cell>
          <table:table-cell table:style-name="ce1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36]&amp;&quot;  --  &quot;&amp;[.E136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</text:p>
          </table:table-cell>
          <table:table-cell table:style-name="ce1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37]&amp;&quot;  --  &quot;&amp;[.E137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</text:p>
          </table:table-cell>
          <table:table-cell table:style-name="ce1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4</text:p>
          </table:table-cell>
          <table:table-cell/>
          <table:table-cell table:formula="of:=[.D138]&amp;&quot;  --  &quot;&amp;[.E138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</text:p>
          </table:table-cell>
          <table:table-cell table:style-name="ce1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39]&amp;&quot;  --  &quot;&amp;[.E139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</text:p>
          </table:table-cell>
          <table:table-cell table:style-name="ce1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40]&amp;&quot;  --  &quot;&amp;[.E140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</text:p>
          </table:table-cell>
          <table:table-cell table:style-name="ce1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</text:p>
          </table:table-cell>
          <table:table-cell/>
          <table:table-cell table:formula="of:=[.D141]&amp;&quot;  --  &quot;&amp;[.E141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</text:p>
          </table:table-cell>
          <table:table-cell table:style-name="ce1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42]&amp;&quot;  --  &quot;&amp;[.E142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</text:p>
          </table:table-cell>
          <table:table-cell table:style-name="ce1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143]&amp;&quot;  --  &quot;&amp;[.E143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</text:p>
          </table:table-cell>
          <table:table-cell table:style-name="ce1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44]&amp;&quot;  --  &quot;&amp;[.E144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</text:p>
          </table:table-cell>
          <table:table-cell table:style-name="ce1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145]&amp;&quot;  --  &quot;&amp;[.E145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46]&amp;&quot;  --  &quot;&amp;[.E146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</text:p>
          </table:table-cell>
          <table:table-cell table:style-name="ce1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47]&amp;&quot;  --  &quot;&amp;[.E147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</text:p>
          </table:table-cell>
          <table:table-cell table:style-name="ce1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48]&amp;&quot;  --  &quot;&amp;[.E148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</text:p>
          </table:table-cell>
          <table:table-cell table:style-name="ce1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49]&amp;&quot;  --  &quot;&amp;[.E149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B</text:p>
          </table:table-cell>
          <table:table-cell table:style-name="ce1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0]&amp;&quot;  --  &quot;&amp;[.E150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B</text:p>
          </table:table-cell>
          <table:table-cell table:style-name="ce1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6</text:p>
          </table:table-cell>
          <table:table-cell/>
          <table:table-cell table:formula="of:=[.D151]&amp;&quot;  --  &quot;&amp;[.E151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B</text:p>
          </table:table-cell>
          <table:table-cell table:style-name="ce1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52]&amp;&quot;  --  &quot;&amp;[.E152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B</text:p>
          </table:table-cell>
          <table:table-cell table:style-name="ce1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53]&amp;&quot;  --  &quot;&amp;[.E153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B</text:p>
          </table:table-cell>
          <table:table-cell table:style-name="ce1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54]&amp;&quot;  --  &quot;&amp;[.E154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B</text:p>
          </table:table-cell>
          <table:table-cell table:style-name="ce1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55]&amp;&quot;  --  &quot;&amp;[.E155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B</text:p>
          </table:table-cell>
          <table:table-cell table:style-name="ce1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56]&amp;&quot;  --  &quot;&amp;[.E156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B</text:p>
          </table:table-cell>
          <table:table-cell table:style-name="ce1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4</text:p>
          </table:table-cell>
          <table:table-cell/>
          <table:table-cell table:formula="of:=[.D157]&amp;&quot;  --  &quot;&amp;[.E157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B</text:p>
          </table:table-cell>
          <table:table-cell table:style-name="ce1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8]&amp;&quot;  --  &quot;&amp;[.E158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B</text:p>
          </table:table-cell>
          <table:table-cell table:style-name="ce1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7</text:p>
          </table:table-cell>
          <table:table-cell/>
          <table:table-cell table:formula="of:=[.D159]&amp;&quot;  --  &quot;&amp;[.E159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B</text:p>
          </table:table-cell>
          <table:table-cell table:style-name="ce1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60]&amp;&quot;  --  &quot;&amp;[.E160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B</text:p>
          </table:table-cell>
          <table:table-cell table:style-name="ce1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70</text:p>
          </table:table-cell>
          <table:table-cell/>
          <table:table-cell table:formula="of:=[.D161]&amp;&quot;  --  &quot;&amp;[.E161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B</text:p>
          </table:table-cell>
          <table:table-cell table:style-name="ce1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2]&amp;&quot;  --  &quot;&amp;[.E162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B</text:p>
          </table:table-cell>
          <table:table-cell table:style-name="ce1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63]&amp;&quot;  --  &quot;&amp;[.E163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ERB</text:p>
          </table:table-cell>
          <table:table-cell table:style-name="ce1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164]&amp;&quot;  --  &quot;&amp;[.E164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B</text:p>
          </table:table-cell>
          <table:table-cell table:style-name="ce1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65]&amp;&quot;  --  &quot;&amp;[.E165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M</text:p>
          </table:table-cell>
          <table:table-cell table:style-name="ce1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66]&amp;&quot;  --  &quot;&amp;[.E166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M</text:p>
          </table:table-cell>
          <table:table-cell table:style-name="ce1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7]&amp;&quot;  --  &quot;&amp;[.E167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MM</text:p>
          </table:table-cell>
          <table:table-cell table:style-name="ce1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168]&amp;&quot;  --  &quot;&amp;[.E168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M</text:p>
          </table:table-cell>
          <table:table-cell table:style-name="ce1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9</text:p>
          </table:table-cell>
          <table:table-cell/>
          <table:table-cell table:formula="of:=[.D169]&amp;&quot;  --  &quot;&amp;[.E169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B</text:p>
          </table:table-cell>
          <table:table-cell table:style-name="ce1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70]&amp;&quot;  --  &quot;&amp;[.E170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B</text:p>
          </table:table-cell>
          <table:table-cell table:style-name="ce1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71]&amp;&quot;  --  &quot;&amp;[.E171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B</text:p>
          </table:table-cell>
          <table:table-cell table:style-name="ce1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172]&amp;&quot;  --  &quot;&amp;[.E172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MB</text:p>
          </table:table-cell>
          <table:table-cell table:style-name="ce1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173]&amp;&quot;  --  &quot;&amp;[.E173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T</text:p>
          </table:table-cell>
          <table:table-cell table:style-name="ce1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4]&amp;&quot;  --  &quot;&amp;[.E174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XT</text:p>
          </table:table-cell>
          <table:table-cell table:style-name="ce1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5]&amp;&quot;  --  &quot;&amp;[.E175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MT</text:p>
          </table:table-cell>
          <table:table-cell table:style-name="ce1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76]&amp;&quot;  --  &quot;&amp;[.E176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T</text:p>
          </table:table-cell>
          <table:table-cell table:style-name="ce1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7]&amp;&quot;  --  &quot;&amp;[.E177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X</text:p>
          </table:table-cell>
          <table:table-cell table:style-name="ce1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89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178]&amp;&quot;  --  &quot;&amp;[.E178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D</text:p>
          </table:table-cell>
          <table:table-cell table:style-name="ce1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D</text:p>
          </table:table-cell>
          <table:table-cell table:style-name="ce1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Q</text:p>
          </table:table-cell>
          <table:table-cell table:style-name="ce1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RT</text:p>
          </table:table-cell>
          <table:table-cell table:style-name="ce1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Q</text:p>
          </table:table-cell>
          <table:table-cell table:style-name="ce1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SD</text:p>
          </table:table-cell>
          <table:table-cell table:style-name="ce1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SS</text:p>
          </table:table-cell>
          <table:table-cell table:style-name="ce1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Q</text:p>
          </table:table-cell>
          <table:table-cell table:style-name="ce1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D</text:p>
          </table:table-cell>
          <table:table-cell table:style-name="ce1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D</text:p>
          </table:table-cell>
          <table:table-cell table:style-name="ce1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XD</text:p>
          </table:table-cell>
          <table:table-cell table:style-name="ce1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S</text:p>
          </table:table-cell>
          <table:table-cell table:style-name="ce1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S</text:p>
          </table:table-cell>
          <table:table-cell table:style-name="ce1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S</text:p>
          </table:table-cell>
          <table:table-cell table:style-name="ce1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S</text:p>
          </table:table-cell>
          <table:table-cell table:style-name="ce1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S</text:p>
          </table:table-cell>
          <table:table-cell table:style-name="ce1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E</text:p>
          </table:table-cell>
          <table:table-cell table:style-name="ce1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HI</text:p>
          </table:table-cell>
          <table:table-cell table:style-name="ce1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R</text:p>
          </table:table-cell>
          <table:table-cell table:style-name="ce1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R</text:p>
          </table:table-cell>
          <table:table-cell table:style-name="ce1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R</text:p>
          </table:table-cell>
          <table:table-cell table:style-name="ce1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R</text:p>
          </table:table-cell>
          <table:table-cell table:style-name="ce1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E</text:p>
          </table:table-cell>
          <table:table-cell table:style-name="ce1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T</text:p>
          </table:table-cell>
          <table:table-cell table:style-name="ce1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H</text:p>
          </table:table-cell>
          <table:table-cell table:style-name="ce1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M</text:p>
          </table:table-cell>
          <table:table-cell table:style-name="ce1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M</text:p>
          </table:table-cell>
          <table:table-cell table:style-name="ce1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SM</text:p>
          </table:table-cell>
          <table:table-cell table:style-name="ce1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M</text:p>
          </table:table-cell>
          <table:table-cell table:style-name="ce1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B</text:p>
          </table:table-cell>
          <table:table-cell table:style-name="ce1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B</text:p>
          </table:table-cell>
          <table:table-cell table:style-name="ce1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B</text:p>
          </table:table-cell>
          <table:table-cell table:style-name="ce1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SB</text:p>
          </table:table-cell>
          <table:table-cell table:style-name="ce1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M</text:p>
          </table:table-cell>
          <table:table-cell table:style-name="ce1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M</text:p>
          </table:table-cell>
          <table:table-cell table:style-name="ce1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XM</text:p>
          </table:table-cell>
          <table:table-cell table:style-name="ce1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M</text:p>
          </table:table-cell>
          <table:table-cell table:style-name="ce1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B</text:p>
          </table:table-cell>
          <table:table-cell table:style-name="ce1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B</text:p>
          </table:table-cell>
          <table:table-cell table:style-name="ce1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B</text:p>
          </table:table-cell>
          <table:table-cell table:style-name="ce1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XB</text:p>
          </table:table-cell>
          <table:table-cell table:style-name="ce1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/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M</text:p>
          </table:table-cell>
          <table:table-cell table:style-name="ce1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M</text:p>
          </table:table-cell>
          <table:table-cell table:style-name="ce1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MD</text:p>
          </table:table-cell>
          <table:table-cell table:style-name="ce1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3.3" calcext:value-type="float">
            <text:p>3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22]&amp;&quot;  --  &quot;&amp;[.E222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RD</text:p>
          </table:table-cell>
          <table:table-cell table:style-name="ce1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MD</text:p>
          </table:table-cell>
          <table:table-cell table:style-name="ce1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5</text:p>
          </table:table-cell>
          <table:table-cell/>
          <table:table-cell table:formula="of:=[.D224]&amp;&quot;  --  &quot;&amp;[.E224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RD</text:p>
          </table:table-cell>
          <table:table-cell table:style-name="ce1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8.4" calcext:value-type="float">
            <text:p>8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M</text:p>
          </table:table-cell>
          <table:table-cell table:style-name="ce1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11"/>
          <table:table-cell table:style-name="ce11"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9-9</text:p>
          </table:table-cell>
          <table:table-cell table:style-name="ce11"/>
          <table:table-cell table:style-name="ce1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M</text:p>
          </table:table-cell>
          <table:table-cell table:style-name="ce1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HI</text:p>
          </table:table-cell>
          <table:table-cell table:style-name="ce1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H</text:p>
          </table:table-cell>
          <table:table-cell table:style-name="ce1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S</text:p>
          </table:table-cell>
          <table:table-cell table:style-name="ce1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S</text:p>
          </table:table-cell>
          <table:table-cell table:style-name="ce1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S</text:p>
          </table:table-cell>
          <table:table-cell table:style-name="ce1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S</text:p>
          </table:table-cell>
          <table:table-cell table:style-name="ce1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S</text:p>
          </table:table-cell>
          <table:table-cell table:style-name="ce1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E</text:p>
          </table:table-cell>
          <table:table-cell table:style-name="ce1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HI</text:p>
          </table:table-cell>
          <table:table-cell table:style-name="ce1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R</text:p>
          </table:table-cell>
          <table:table-cell table:style-name="ce1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R</text:p>
          </table:table-cell>
          <table:table-cell table:style-name="ce1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R</text:p>
          </table:table-cell>
          <table:table-cell table:style-name="ce1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R</text:p>
          </table:table-cell>
          <table:table-cell table:style-name="ce1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E</text:p>
          </table:table-cell>
          <table:table-cell table:style-name="ce1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T</text:p>
          </table:table-cell>
          <table:table-cell table:style-name="ce1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H</text:p>
          </table:table-cell>
          <table:table-cell table:style-name="ce1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R</text:p>
          </table:table-cell>
          <table:table-cell table:style-name="ce1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S</text:p>
          </table:table-cell>
          <table:table-cell table:style-name="ce1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R</text:p>
          </table:table-cell>
          <table:table-cell table:style-name="ce1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S</text:p>
          </table:table-cell>
          <table:table-cell table:style-name="ce1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R</text:p>
          </table:table-cell>
          <table:table-cell table:style-name="ce1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S</text:p>
          </table:table-cell>
          <table:table-cell table:style-name="ce1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R</text:p>
          </table:table-cell>
          <table:table-cell table:style-name="ce1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S</text:p>
          </table:table-cell>
          <table:table-cell table:style-name="ce1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E</text:p>
          </table:table-cell>
          <table:table-cell table:style-name="ce1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S</text:p>
          </table:table-cell>
          <table:table-cell table:style-name="ce1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T</text:p>
          </table:table-cell>
          <table:table-cell table:style-name="ce1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E</text:p>
          </table:table-cell>
          <table:table-cell table:style-name="ce1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X</text:p>
          </table:table-cell>
          <table:table-cell table:style-name="ce1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BX</text:p>
          </table:table-cell>
          <table:table-cell table:style-name="ce1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AM</text:p>
          </table:table-cell>
          <table:table-cell table:style-name="ce1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TVM</text:p>
          </table:table-cell>
          <table:table-cell table:style-name="ce1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S</text:p>
          </table:table-cell>
          <table:table-cell table:style-name="ce1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X</text:p>
          </table:table-cell>
          <table:table-cell table:style-name="ce1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S</text:p>
          </table:table-cell>
          <table:table-cell table:style-name="ce1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CCC</text:p>
          </table:table-cell>
          <table:table-cell table:style-name="ce1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R</text:p>
          </table:table-cell>
          <table:table-cell table:style-name="ce1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S</text:p>
          </table:table-cell>
          <table:table-cell table:style-name="ce1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M</text:p>
          </table:table-cell>
          <table:table-cell table:style-name="ce1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</text:p>
          </table:table-cell>
          <table:table-cell table:style-name="ce1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X</text:p>
          </table:table-cell>
          <table:table-cell table:style-name="ce1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LM</text:p>
          </table:table-cell>
          <table:table-cell table:style-name="ce1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11"/>
          <table:table-cell table:style-name="ce11"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6</text:p>
          </table:table-cell>
          <table:table-cell/>
          <table:table-cell table:formula="of:=[.D270]&amp;&quot;  --  &quot;&amp;[.E270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SM</text:p>
          </table:table-cell>
          <table:table-cell table:style-name="ce1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5</text:p>
          </table:table-cell>
          <table:table-cell/>
          <table:table-cell table:formula="of:=[.D271]&amp;&quot;  --  &quot;&amp;[.E271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X</text:p>
          </table:table-cell>
          <table:table-cell table:style-name="ce1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72]&amp;&quot;  --  &quot;&amp;[.E272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AM</text:p>
          </table:table-cell>
          <table:table-cell table:style-name="ce1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1" calcext:value-type="float">
            <text:p>2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2</text:p>
          </table:table-cell>
          <table:table-cell/>
          <table:table-cell table:formula="of:=[.D273]&amp;&quot;  --  &quot;&amp;[.E273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VM</text:p>
          </table:table-cell>
          <table:table-cell table:style-name="ce1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74]&amp;&quot;  --  &quot;&amp;[.E274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M</text:p>
          </table:table-cell>
          <table:table-cell table:style-name="ce1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75]&amp;&quot;  --  &quot;&amp;[.E275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M</text:p>
          </table:table-cell>
          <table:table-cell table:style-name="ce1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7</text:p>
          </table:table-cell>
          <table:table-cell/>
          <table:table-cell table:formula="of:=[.D276]&amp;&quot;  --  &quot;&amp;[.E276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M</text:p>
          </table:table-cell>
          <table:table-cell table:style-name="ce1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77]&amp;&quot;  --  &quot;&amp;[.E277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</text:p>
          </table:table-cell>
          <table:table-cell table:style-name="ce1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278]&amp;&quot;  --  &quot;&amp;[.E278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B</text:p>
          </table:table-cell>
          <table:table-cell table:style-name="ce1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79]&amp;&quot;  --  &quot;&amp;[.E279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B</text:p>
          </table:table-cell>
          <table:table-cell table:style-name="ce1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7</text:p>
          </table:table-cell>
          <table:table-cell/>
          <table:table-cell table:formula="of:=[.D280]&amp;&quot;  --  &quot;&amp;[.E280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MB</text:p>
          </table:table-cell>
          <table:table-cell table:style-name="ce1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281]&amp;&quot;  --  &quot;&amp;[.E281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B</text:p>
          </table:table-cell>
          <table:table-cell table:style-name="ce1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1</text:p>
          </table:table-cell>
          <table:table-cell/>
          <table:table-cell table:formula="of:=[.D282]&amp;&quot;  --  &quot;&amp;[.E282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D(DAR)</text:p>
          </table:table-cell>
          <table:table-cell table:style-name="ce1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283]&amp;&quot;  --  &quot;&amp;[.E283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D</text:p>
          </table:table-cell>
          <table:table-cell table:style-name="ce1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284]&amp;&quot;  --  &quot;&amp;[.E284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D</text:p>
          </table:table-cell>
          <table:table-cell table:style-name="ce1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285]&amp;&quot;  --  &quot;&amp;[.E285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D</text:p>
          </table:table-cell>
          <table:table-cell table:style-name="ce1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286]&amp;&quot;  --  &quot;&amp;[.E286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S</text:p>
          </table:table-cell>
          <table:table-cell table:style-name="ce1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7]&amp;&quot;  --  &quot;&amp;[.E287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S</text:p>
          </table:table-cell>
          <table:table-cell table:style-name="ce1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S</text:p>
          </table:table-cell>
          <table:table-cell table:style-name="ce1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89]&amp;&quot;  --  &quot;&amp;[.E289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S</text:p>
          </table:table-cell>
          <table:table-cell table:style-name="ce1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S</text:p>
          </table:table-cell>
          <table:table-cell table:style-name="ce1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1]&amp;&quot;  --  &quot;&amp;[.E291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E</text:p>
          </table:table-cell>
          <table:table-cell table:style-name="ce1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HI</text:p>
          </table:table-cell>
          <table:table-cell table:style-name="ce1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293]&amp;&quot;  --  &quot;&amp;[.E293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R</text:p>
          </table:table-cell>
          <table:table-cell table:style-name="ce1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4]&amp;&quot;  --  &quot;&amp;[.E294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R</text:p>
          </table:table-cell>
          <table:table-cell table:style-name="ce1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R</text:p>
          </table:table-cell>
          <table:table-cell table:style-name="ce1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6]&amp;&quot;  --  &quot;&amp;[.E296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R</text:p>
          </table:table-cell>
          <table:table-cell table:style-name="ce1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E</text:p>
          </table:table-cell>
          <table:table-cell table:style-name="ce1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8]&amp;&quot;  --  &quot;&amp;[.E298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T</text:p>
          </table:table-cell>
          <table:table-cell table:style-name="ce1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H</text:p>
          </table:table-cell>
          <table:table-cell table:style-name="ce1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300]&amp;&quot;  --  &quot;&amp;[.E300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SBM</text:p>
          </table:table-cell>
          <table:table-cell table:style-name="ce1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301]&amp;&quot;  --  &quot;&amp;[.E301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D</text:p>
          </table:table-cell>
          <table:table-cell table:style-name="ce1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02]&amp;&quot;  --  &quot;&amp;[.E302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RD</text:p>
          </table:table-cell>
          <table:table-cell table:style-name="ce1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303]&amp;&quot;  --  &quot;&amp;[.E303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</text:p>
          </table:table-cell>
          <table:table-cell table:style-name="ce1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1</text:p>
          </table:table-cell>
          <table:table-cell/>
          <table:table-cell table:formula="of:=[.D304]&amp;&quot;  --  &quot;&amp;[.E304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D</text:p>
          </table:table-cell>
          <table:table-cell table:style-name="ce1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D</text:p>
          </table:table-cell>
          <table:table-cell table:style-name="ce1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06]&amp;&quot;  --  &quot;&amp;[.E306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D</text:p>
          </table:table-cell>
          <table:table-cell table:style-name="ce1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307]&amp;&quot;  --  &quot;&amp;[.E307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D</text:p>
          </table:table-cell>
          <table:table-cell table:style-name="ce1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08]&amp;&quot;  --  &quot;&amp;[.E308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M</text:p>
          </table:table-cell>
          <table:table-cell table:style-name="ce1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09]&amp;&quot;  --  &quot;&amp;[.E309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M</text:p>
          </table:table-cell>
          <table:table-cell table:style-name="ce1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8</text:p>
          </table:table-cell>
          <table:table-cell/>
          <table:table-cell table:formula="of:=[.D310]&amp;&quot;  --  &quot;&amp;[.E310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M</text:p>
          </table:table-cell>
          <table:table-cell table:style-name="ce1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11]&amp;&quot;  --  &quot;&amp;[.E311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</text:p>
          </table:table-cell>
          <table:table-cell table:style-name="ce1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12]&amp;&quot;  --  &quot;&amp;[.E312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B</text:p>
          </table:table-cell>
          <table:table-cell table:style-name="ce1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3]&amp;&quot;  --  &quot;&amp;[.E313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B</text:p>
          </table:table-cell>
          <table:table-cell table:style-name="ce1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4]&amp;&quot;  --  &quot;&amp;[.E314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SB</text:p>
          </table:table-cell>
          <table:table-cell table:style-name="ce1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15]&amp;&quot;  --  &quot;&amp;[.E315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B</text:p>
          </table:table-cell>
          <table:table-cell table:style-name="ce1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2</text:p>
          </table:table-cell>
          <table:table-cell/>
          <table:table-cell table:formula="of:=[.D316]&amp;&quot;  --  &quot;&amp;[.E316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M</text:p>
          </table:table-cell>
          <table:table-cell table:style-name="ce1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17]&amp;&quot;  --  &quot;&amp;[.E317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M</text:p>
          </table:table-cell>
          <table:table-cell table:style-name="ce1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8]&amp;&quot;  --  &quot;&amp;[.E318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M</text:p>
          </table:table-cell>
          <table:table-cell table:style-name="ce1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19]&amp;&quot;  --  &quot;&amp;[.E319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</text:p>
          </table:table-cell>
          <table:table-cell table:style-name="ce1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2</text:p>
          </table:table-cell>
          <table:table-cell/>
          <table:table-cell table:formula="of:=[.D320]&amp;&quot;  --  &quot;&amp;[.E320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B</text:p>
          </table:table-cell>
          <table:table-cell table:style-name="ce1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21]&amp;&quot;  --  &quot;&amp;[.E321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B</text:p>
          </table:table-cell>
          <table:table-cell table:style-name="ce1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22]&amp;&quot;  --  &quot;&amp;[.E322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XB</text:p>
          </table:table-cell>
          <table:table-cell table:style-name="ce1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23]&amp;&quot;  --  &quot;&amp;[.E323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B</text:p>
          </table:table-cell>
          <table:table-cell table:style-name="ce1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3</text:p>
          </table:table-cell>
          <table:table-cell/>
          <table:table-cell table:formula="of:=[.D324]&amp;&quot;  --  &quot;&amp;[.E324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25]&amp;&quot;  --  &quot;&amp;[.E325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</text:p>
          </table:table-cell>
          <table:table-cell table:style-name="ce1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326]&amp;&quot;  --  &quot;&amp;[.E326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</text:p>
          </table:table-cell>
          <table:table-cell table:style-name="ce1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27]&amp;&quot;  --  &quot;&amp;[.E327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</text:p>
          </table:table-cell>
          <table:table-cell table:style-name="ce1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28]&amp;&quot;  --  &quot;&amp;[.E328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M</text:p>
          </table:table-cell>
          <table:table-cell table:style-name="ce1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29]&amp;&quot;  --  &quot;&amp;[.E329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M</text:p>
          </table:table-cell>
          <table:table-cell table:style-name="ce1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</text:p>
          </table:table-cell>
          <table:table-cell/>
          <table:table-cell table:formula="of:=[.D330]&amp;&quot;  --  &quot;&amp;[.E330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</text:p>
          </table:table-cell>
          <table:table-cell table:style-name="ce1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31]&amp;&quot;  --  &quot;&amp;[.E331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M</text:p>
          </table:table-cell>
          <table:table-cell table:style-name="ce1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32]&amp;&quot;  --  &quot;&amp;[.E332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U</text:p>
          </table:table-cell>
          <table:table-cell table:style-name="ce1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33]&amp;&quot;  --  &quot;&amp;[.E333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I</text:p>
          </table:table-cell>
          <table:table-cell table:style-name="ce1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34]&amp;&quot;  --  &quot;&amp;[.E334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ES</text:p>
          </table:table-cell>
          <table:table-cell table:style-name="ce1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5]&amp;&quot;  --  &quot;&amp;[.E335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ADES</text:p>
          </table:table-cell>
          <table:table-cell table:style-name="ce1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UES</text:p>
          </table:table-cell>
          <table:table-cell table:style-name="ce1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7]&amp;&quot;  --  &quot;&amp;[.E337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IES</text:p>
          </table:table-cell>
          <table:table-cell table:style-name="ce1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I</text:p>
          </table:table-cell>
          <table:table-cell table:style-name="ce1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339]&amp;&quot;  --  &quot;&amp;[.E339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I</text:p>
          </table:table-cell>
          <table:table-cell table:style-name="ce1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340]&amp;&quot;  --  &quot;&amp;[.E340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I</text:p>
          </table:table-cell>
          <table:table-cell table:style-name="ce1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.4" calcext:value-type="float">
            <text:p>5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341]&amp;&quot;  --  &quot;&amp;[.E341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PMD</text:p>
          </table:table-cell>
          <table:table-cell table:style-name="ce1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8</text:p>
          </table:table-cell>
          <table:table-cell/>
          <table:table-cell table:formula="of:=[.D342]&amp;&quot;  --  &quot;&amp;[.E342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RZ</text:p>
          </table:table-cell>
          <table:table-cell table:style-name="ce1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3]&amp;&quot;  --  &quot;&amp;[.E343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RZD</text:p>
          </table:table-cell>
          <table:table-cell table:style-name="ce1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PMD</text:p>
          </table:table-cell>
          <table:table-cell table:style-name="ce1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345]&amp;&quot;  --  &quot;&amp;[.E345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IL</text:p>
          </table:table-cell>
          <table:table-cell table:style-name="ce1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6]&amp;&quot;  --  &quot;&amp;[.E346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L</text:p>
          </table:table-cell>
          <table:table-cell table:style-name="ce11" office:value-type="string" calcext:value-type="string">
            <text:p>Loop Terminationwit 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47]&amp;&quot;  --  &quot;&amp;[.E347]" office:value-type="string" office:string-value="LTDL  --  Loop Terminationwit h Directly Addressed Control- Variable- and Literal Terminal Value " calcext:value-type="string">
            <text:p>LTDL <text:s/>-- <text:s/>Loop Terminationwit 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lD</text:p>
          </table:table-cell>
          <table:table-cell table:style-name="ce11" office:value-type="string" calcext:value-type="string">
            <text:p>Lo0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8]&amp;&quot;  --  &quot;&amp;[.E348]" office:value-type="string" office:string-value="LTlD  --  Lo0p Termination with Indirectly Addressed Control Variable and Directly Addressed Terminal Value" calcext:value-type="string">
            <text:p>LTlD <text:s/>-- <text:s/>Lo0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D</text:p>
          </table:table-cell>
          <table:table-cell table:style-name="ce1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49]&amp;&quot;  --  &quot;&amp;[.E349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I</text:p>
          </table:table-cell>
          <table:table-cell table:style-name="ce1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50]&amp;&quot;  --  &quot;&amp;[.E350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I</text:p>
          </table:table-cell>
          <table:table-cell table:style-name="ce1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51]&amp;&quot;  --  &quot;&amp;[.E351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TI</text:p>
          </table:table-cell>
          <table:table-cell table:style-name="ce1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52]&amp;&quot;  --  &quot;&amp;[.E352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ETI</text:p>
          </table:table-cell>
          <table:table-cell table:style-name="ce1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6</text:p>
          </table:table-cell>
          <table:table-cell/>
          <table:table-cell table:formula="of:=[.D353]&amp;&quot;  --  &quot;&amp;[.E353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RI</text:p>
          </table:table-cell>
          <table:table-cell table:style-name="ce1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54]&amp;&quot;  --  &quot;&amp;[.E354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I</text:p>
          </table:table-cell>
          <table:table-cell table:style-name="ce1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1</text:p>
          </table:table-cell>
          <table:table-cell/>
          <table:table-cell table:formula="of:=[.D355]&amp;&quot;  --  &quot;&amp;[.E355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XOI</text:p>
          </table:table-cell>
          <table:table-cell table:style-name="ce1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6</text:p>
          </table:table-cell>
          <table:table-cell/>
          <table:table-cell table:formula="of:=[.D356]&amp;&quot;  --  &quot;&amp;[.E356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OI</text:p>
          </table:table-cell>
          <table:table-cell table:style-name="ce1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57]&amp;&quot;  --  &quot;&amp;[.E357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I</text:p>
          </table:table-cell>
          <table:table-cell table:style-name="ce1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58]&amp;&quot;  --  &quot;&amp;[.E358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</text:p>
          </table:table-cell>
          <table:table-cell table:style-name="ce1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2</text:p>
          </table:table-cell>
          <table:table-cell/>
          <table:table-cell table:formula="of:=[.D359]&amp;&quot;  --  &quot;&amp;[.E359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D</text:p>
          </table:table-cell>
          <table:table-cell table:style-name="ce1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Q</text:p>
          </table:table-cell>
          <table:table-cell table:style-name="ce1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I</text:p>
          </table:table-cell>
          <table:table-cell table:style-name="ce1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62]&amp;&quot;  --  &quot;&amp;[.E362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I</text:p>
          </table:table-cell>
          <table:table-cell table:style-name="ce1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63]&amp;&quot;  --  &quot;&amp;[.E363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</text:p>
          </table:table-cell>
          <table:table-cell table:style-name="ce1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64]&amp;&quot;  --  &quot;&amp;[.E364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S</text:p>
          </table:table-cell>
          <table:table-cell table:style-name="ce1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65]&amp;&quot;  --  &quot;&amp;[.E365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</text:p>
          </table:table-cell>
          <table:table-cell table:style-name="ce1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66]&amp;&quot;  --  &quot;&amp;[.E366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</text:p>
          </table:table-cell>
          <table:table-cell table:style-name="ce1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67]&amp;&quot;  --  &quot;&amp;[.E367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S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68]&amp;&quot;  --  &quot;&amp;[.E368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S</text:p>
          </table:table-cell>
          <table:table-cell table:style-name="ce1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69]&amp;&quot;  --  &quot;&amp;[.E369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S</text:p>
          </table:table-cell>
          <table:table-cell table:style-name="ce1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70]&amp;&quot;  --  &quot;&amp;[.E370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T</text:p>
          </table:table-cell>
          <table:table-cell table:style-name="ce1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71]&amp;&quot;  --  &quot;&amp;[.E371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P</text:p>
          </table:table-cell>
          <table:table-cell table:style-name="ce1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3</text:p>
          </table:table-cell>
          <table:table-cell/>
          <table:table-cell table:formula="of:=[.D372]&amp;&quot;  --  &quot;&amp;[.E372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</text:p>
          </table:table-cell>
          <table:table-cell table:style-name="ce1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373]&amp;&quot;  --  &quot;&amp;[.E373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X</text:p>
          </table:table-cell>
          <table:table-cell table:style-name="ce1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74]&amp;&quot;  --  &quot;&amp;[.E374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</text:p>
          </table:table-cell>
          <table:table-cell table:style-name="ce1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75]&amp;&quot;  --  &quot;&amp;[.E375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</text:p>
          </table:table-cell>
          <table:table-cell table:style-name="ce1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76]&amp;&quot;  --  &quot;&amp;[.E376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X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77]&amp;&quot;  --  &quot;&amp;[.E377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</text:p>
          </table:table-cell>
          <table:table-cell table:style-name="ce1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8]&amp;&quot;  --  &quot;&amp;[.E378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</text:p>
          </table:table-cell>
          <table:table-cell table:style-name="ce1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79]&amp;&quot;  --  &quot;&amp;[.E379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X</text:p>
          </table:table-cell>
          <table:table-cell table:style-name="ce1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80]&amp;&quot;  --  &quot;&amp;[.E380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X</text:p>
          </table:table-cell>
          <table:table-cell table:style-name="ce1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81]&amp;&quot;  --  &quot;&amp;[.E381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No Operation <text:s text:c="9"/></text:p>
          </table:table-cell>
          <table:table-cell table:style-name="ce41" office:value-type="string" calcext:value-type="string">
            <text:p>0xYY</text:p>
          </table:table-cell>
          <table:table-cell table:style-name="ce41"/>
          <table:table-cell table:style-name="ce11" table:number-columns-repeated="7"/>
          <table:table-cell table:style-name="ce11" office:value-type="string" calcext:value-type="string">
            <text:p>9-118</text:p>
          </table:table-cell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/>
          <table:table-cell table:style-name="ce44" table:number-columns-repeated="2"/>
          <table:table-cell table:style-name="ce9" table:number-columns-repeated="3"/>
          <table:table-cell table:style-name="ce1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f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nterface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te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ecution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(Microseconds)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p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4" calcext:value-type="float">
            <text:p>7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6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7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8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5" calcext:value-type="float">
            <text:p>8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1" calcext:value-type="float">
            <text:p>8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2" calcext:value-type="float">
            <text:p>6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2" calcext:value-type="float">
            <text:p>7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5" calcext:value-type="float">
            <text:p>9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1" calcext:value-type="float">
            <text:p>9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9D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3" calcext:value-type="float">
            <text:p>9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2" table:number-columns-repeated="4"/>
          <table:table-cell table:style-name="ce45" table:number-columns-repeated="2"/>
          <table:table-cell table:style-name="ce1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1:05:22.7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04T13:13:03.876000000</dc:date>
    <meta:editing-duration>P4DT15H19M35S</meta:editing-duration>
    <meta:editing-cycles>71</meta:editing-cycles>
    <meta:generator>LibreOffice/7.5.4.2$Windows_X86_64 LibreOffice_project/36ccfdc35048b057fd9854c757a8b67ec53977b6</meta:generator>
    <meta:document-statistic meta:table-count="2" meta:cell-count="8602" meta:object-count="0"/>
  </office:meta>
</office:document-meta>
</file>